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Contents_20_3">
      <style:paragraph-properties>
        <style:tab-stops>
          <style:tab-stop style:position="6.9252in" style:type="right" style:leader-style="dotted" style:leader-text="."/>
        </style:tab-stops>
      </style:paragraph-properties>
    </style:style>
    <style:style style:name="P14" style:family="paragraph" style:parent-style-name="Standard" style:list-style-name="L1"/>
    <style:style style:name="P15" style:family="paragraph" style:parent-style-name="Heading_20_1" style:master-page-name="First_20_Page">
      <style:paragraph-properties style:page-number="auto"/>
    </style:style>
    <style:style style:name="P1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agraph-properties style:writing-mode="lr-tb"/>
    </style:style>
    <style:style style:name="P19"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text-position="super 58%"/>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228073808" text:id="ct1228073808">
          <text:deletion>
            <office:change-info>
              <dc:creator>Bob Jacobsen</dc:creator>
              <dc:date>2011-03-11T11:06:00</dc:date>
            </office:change-info>
            <text:p text:style-name="Standard">extensively</text:p>
          </text:deletion>
        </text:changed-region>
        <text:changed-region xml:id="ct1228073952" text:id="ct1228073952">
          <text:insertion>
            <office:change-info>
              <dc:creator>Bob Jacobsen</dc:creator>
              <dc:date>2011-03-11T11:06:00</dc:date>
            </office:change-info>
          </text:insertion>
        </text:changed-region>
        <text:changed-region xml:id="ct1228074048" text:id="ct1228074048">
          <text:insertion>
            <office:change-info>
              <dc:creator>Bob Jacobsen</dc:creator>
              <dc:date>2011-03-11T11:06:00</dc:date>
            </office:change-info>
          </text:insertion>
        </text:changed-region>
        <text:changed-region xml:id="ct1228073232" text:id="ct1228073232">
          <text:deletion>
            <office:change-info>
              <dc:creator>Bob Jacobsen</dc:creator>
              <dc:date>2011-03-11T11:06:00</dc:date>
            </office:change-info>
            <text:p text:style-name="Standard">total </text:p>
          </text:deletion>
        </text:changed-region>
        <text:changed-region xml:id="ct1228074144" text:id="ct1228074144">
          <text:insertion>
            <office:change-info>
              <dc:creator>Bob Jacobsen</dc:creator>
              <dc:date>2011-03-11T11:06:00</dc:date>
            </office:change-info>
          </text:insertion>
        </text:changed-region>
        <text:changed-region xml:id="ct1228074240" text:id="ct1228074240">
          <text:insertion>
            <office:change-info>
              <dc:creator>Bob Jacobsen</dc:creator>
              <dc:date>2011-03-11T11:05:00</dc:date>
            </office:change-info>
          </text:insertion>
        </text:changed-region>
        <text:changed-region xml:id="ct1228055424" text:id="ct1228055424">
          <text:insertion>
            <office:change-info>
              <dc:creator>Bob Jacobsen</dc:creator>
              <dc:date>2011-03-11T11:06:00</dc:date>
            </office:change-info>
          </text:insertion>
        </text:changed-region>
        <text:changed-region xml:id="ct1228076464" text:id="ct1228076464">
          <text:insertion>
            <office:change-info>
              <dc:creator>Bob Jacobsen</dc:creator>
              <dc:date>2011-06-01T05:00:00</dc:date>
            </office:change-info>
          </text:insertion>
        </text:changed-region>
        <text:changed-region xml:id="ct1222060960" text:id="ct1222060960">
          <text:insertion>
            <office:change-info>
              <dc:creator>Bob Jacobsen</dc:creator>
              <dc:date>2011-06-01T04:52:00</dc:date>
            </office:change-info>
          </text:insertion>
        </text:changed-region>
        <text:changed-region xml:id="ct1256594016" text:id="ct1256594016">
          <text:insertion>
            <office:change-info>
              <dc:creator>Bob Jacobsen</dc:creator>
              <dc:date>2011-06-01T04:55:00</dc:date>
            </office:change-info>
          </text:insertion>
        </text:changed-region>
        <text:changed-region xml:id="ct1256690976" text:id="ct1256690976">
          <text:insertion>
            <office:change-info>
              <dc:creator>Bob Jacobsen</dc:creator>
              <dc:date>2011-06-01T04:56:00</dc:date>
            </office:change-info>
          </text:insertion>
        </text:changed-region>
        <text:changed-region xml:id="ct1222075952" text:id="ct1222075952">
          <text:insertion>
            <office:change-info>
              <dc:creator>Bob Jacobsen</dc:creator>
              <dc:date>2011-06-01T04:52:00</dc:date>
            </office:change-info>
          </text:insertion>
        </text:changed-region>
        <text:changed-region xml:id="ct1228053840" text:id="ct1228053840">
          <text:insertion>
            <office:change-info>
              <dc:creator>Bob Jacobsen</dc:creator>
              <dc:date>2011-06-01T04:57:00</dc:date>
            </office:change-info>
          </text:insertion>
        </text:changed-region>
        <text:changed-region xml:id="ct1228060336" text:id="ct1228060336">
          <text:insertion>
            <office:change-info>
              <dc:creator>Bob Jacobsen</dc:creator>
              <dc:date>2011-06-01T04:58:00</dc:date>
            </office:change-info>
          </text:insertion>
        </text:changed-region>
        <text:changed-region xml:id="ct1227980624" text:id="ct1227980624">
          <text:deletion>
            <office:change-info>
              <dc:creator>Bob Jacobsen</dc:creator>
              <dc:date>2011-06-01T04:59:00</dc:date>
            </office:change-info>
            <text:p text:style-name="Standard">It may be as simple as requesting that the user get an identifier from one of the above spaces and provide it. If the software determines it has an internet connection, it could also request a unique allocation from a central source. Future work may support a unique identifier made from e.g. use of time in nanoseconds.</text:p>
          </text:deletion>
        </text:changed-region>
        <text:changed-region xml:id="ct1227979968" text:id="ct1227979968">
          <text:deletion>
            <office:change-info>
              <dc:creator>Bob Jacobsen</dc:creator>
              <dc:date>2011-03-12T23:47:00</dc:date>
            </office:change-info>
            <text:p text:style-name="Standard"><text:s/></text:p>
          </text:deletion>
        </text:changed-region>
        <text:changed-region xml:id="ct1227979872" text:id="ct1227979872">
          <text:deletion>
            <office:change-info>
              <dc:creator>Bob Jacobsen</dc:creator>
              <dc:date>2011-06-01T04:59:00</dc:date>
            </office:change-info>
            <text:p text:style-name="Standard"><text:s/>algorithm.</text:p>
          </text:deletion>
        </text:changed-region>
        <text:changed-region xml:id="ct1228056304" text:id="ct1228056304">
          <text:deletion>
            <office:change-info>
              <dc:creator>Bob Jacobsen</dc:creator>
              <dc:date>2011-03-12T23:47:00</dc:date>
            </office:change-info>
            <text:p text:style-name="Standard">another</text:p>
          </text:deletion>
        </text:changed-region>
        <text:changed-region xml:id="ct1227979776" text:id="ct1227979776">
          <text:deletion>
            <office:change-info>
              <dc:creator>Bob Jacobsen</dc:creator>
              <dc:date>2011-06-01T04:59:00</dc:date>
            </office:change-info>
            <text:p text:style-name="Standard"/>
            <text:p text:style-name="Standard">Non-global IP addresses (called out as specific ranges in the Standard) will require </text:p>
          </text:deletion>
        </text:changed-region>
        <text:changed-region xml:id="ct1228076320" text:id="ct1228076320">
          <text:deletion>
            <office:change-info>
              <dc:creator>Bob Jacobsen</dc:creator>
              <dc:date>2011-06-01T04:56:00</dc:date>
            </office:change-info>
            <text:p text:style-name="Standard">If the computer has a global IP address (not part of one of the four non-global IP ranges), that can be used as described in this section. <text:s/>If the program implements multiple nodes, or wants to handle multiple invocations of the program, it needs to have a method to provide a unique value for the lowest bytes.</text:p>
          </text:deletion>
        </text:changed-region>
        <text:changed-region xml:id="ct1228076224" text:id="ct1228076224">
          <text:deletion>
            <office:change-info>
              <dc:creator>Bob Jacobsen</dc:creator>
              <dc:date>2011-06-01T04:59:00</dc:date>
            </office:change-info>
            <text:p text:style-name="Standard"/>
            <text:p text:style-name="Standard"/>
          </text:deletion>
        </text:changed-region>
        <text:changed-region xml:id="ct1228076608" text:id="ct1228076608">
          <text:insertion>
            <office:change-info>
              <dc:creator>Bob Jacobsen</dc:creator>
              <dc:date>2011-06-01T04:59:00</dc:date>
            </office:change-info>
          </text:insertion>
        </text:changed-region>
        <text:changed-region xml:id="ct1228076704" text:id="ct1228076704">
          <text:insertion>
            <office:change-info>
              <dc:creator>Bob Jacobsen</dc:creator>
              <dc:date>2011-06-01T05:01:00</dc:date>
            </office:change-info>
          </text:insertion>
        </text:changed-region>
        <text:changed-region xml:id="ct1228060832" text:id="ct1228060832">
          <text:insertion>
            <office:change-info>
              <dc:creator>Bob Jacobsen</dc:creator>
              <dc:date>2011-06-01T05:02:00</dc:date>
            </office:change-info>
          </text:insertion>
        </text:changed-region>
        <text:changed-region xml:id="ct1228076880" text:id="ct1228076880">
          <text:deletion>
            <office:change-info>
              <dc:creator>Bob Jacobsen</dc:creator>
              <dc:date>2011-03-11T11:07:00</dc:date>
            </office:change-info>
            <text:p text:style-name="Standard">actual</text:p>
          </text:deletion>
        </text:changed-region>
        <text:changed-region xml:id="ct1228063488" text:id="ct1228063488">
          <text:insertion>
            <office:change-info>
              <dc:creator>Bob Jacobsen</dc:creator>
              <dc:date>2011-03-11T11:07:00</dc:date>
            </office:change-info>
          </text:insertion>
        </text:changed-region>
        <text:changed-region xml:id="ct1228077232" text:id="ct1228077232">
          <text:deletion>
            <office:change-info>
              <dc:creator>Bob Jacobsen</dc:creator>
              <dc:date>2011-03-11T11:07:00</dc:date>
            </office:change-info>
            <text:p text:style-name="Standard"><text:span text:style-name="T1">actually </text:span></text:p>
          </text:deletion>
        </text:changed-region>
        <text:changed-region xml:id="ct1228056176" text:id="ct1228056176">
          <text:insertion>
            <office:change-info>
              <dc:creator>Bob Jacobsen</dc:creator>
              <dc:date>2011-03-11T11:07:00</dc:date>
            </office:change-info>
          </text:insertion>
        </text:changed-region>
        <text:changed-region xml:id="ct1228077728" text:id="ct1228077728">
          <text:insertion>
            <office:change-info>
              <dc:creator>Bob Jacobsen</dc:creator>
              <dc:date>2011-06-25T11:34:00</dc:date>
            </office:change-info>
          </text:insertion>
        </text:changed-region>
        <text:changed-region xml:id="ct1228063360" text:id="ct1228063360">
          <text:insertion>
            <office:change-info>
              <dc:creator>Bob Jacobsen</dc:creator>
              <dc:date>2011-06-25T11:34:00</dc:date>
            </office:change-info>
          </text:insertion>
        </text:changed-region>
        <text:changed-region xml:id="ct1228077824" text:id="ct1228077824">
          <text:deletion>
            <office:change-info>
              <dc:creator>Bob Jacobsen</dc:creator>
              <dc:date>2011-06-25T11:34:00</dc:date>
            </office:change-info>
            <text:p text:style-name="Standard">Requests for these blocks should be routinely granted once <text:span text:style-name="T1">the</text:span> requestor has identified himself.</text:p>
          </text:deletion>
        </text:changed-region>
        <text:changed-region xml:id="ct1228077408" text:id="ct1228077408">
          <text:insertion>
            <office:change-info>
              <dc:creator>Bob Jacobsen</dc:creator>
              <dc:date>2011-06-25T11:34:00</dc:date>
            </office:change-info>
          </text:insertion>
        </text:changed-region>
        <text:changed-region xml:id="ct1228078192" text:id="ct1228078192">
          <text:insertion>
            <office:change-info>
              <dc:creator>Bob Jacobsen</dc:creator>
              <dc:date>2011-06-25T11:35:00</dc:date>
            </office:change-info>
          </text:insertion>
        </text:changed-region>
        <text:changed-region xml:id="ct1228078768" text:id="ct1228078768">
          <text:insertion>
            <office:change-info>
              <dc:creator>Bob Jacobsen</dc:creator>
              <dc:date>2011-06-25T11:40:00</dc:date>
            </office:change-info>
          </text:insertion>
        </text:changed-region>
        <text:changed-region xml:id="ct1228079152" text:id="ct1228079152">
          <text:insertion>
            <office:change-info>
              <dc:creator>Bob Jacobsen</dc:creator>
              <dc:date>2011-06-25T11:41:00</dc:date>
            </office:change-info>
          </text:insertion>
        </text:changed-region>
        <text:changed-region xml:id="ct1228079360" text:id="ct1228079360">
          <text:insertion>
            <office:change-info>
              <dc:creator>Bob Jacobsen</dc:creator>
              <dc:date>2011-06-25T11:42:00</dc:date>
            </office:change-info>
          </text:insertion>
        </text:changed-region>
        <text:changed-region xml:id="ct1228079920" text:id="ct1228079920">
          <text:insertion>
            <office:change-info>
              <dc:creator>Bob Jacobsen</dc:creator>
              <dc:date>2011-06-25T11:43:00</dc:date>
            </office:change-info>
          </text:insertion>
        </text:changed-region>
        <text:changed-region xml:id="ct1228078384" text:id="ct1228078384">
          <text:insertion>
            <office:change-info>
              <dc:creator>Bob Jacobsen</dc:creator>
              <dc:date>2011-06-25T11: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p text:style-name="Standard">This Technical Note contains informative discussion and background for the corresponding “OpenLCB Unique Identifiers Specification”. This explanation is not normative in any way.</text:p>
      <text:p text:style-name="Standard">Originally, OpenLCB was defined in terms of 48-bit unique “node IDs”. <text:s/>Other uses were found for these IDs that didn't associate them with a specific node, which demonstrated the need for unique IDs beyond just node IDs. <text:s/>Therefore, the Standard and this Technical Note are generally written in terms of unique IDs, which includes use as node IDs. <text: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h text:style-name="Heading_20_2" text:outline-level="2">Intended Use</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s best if nodes are given a completely unique ID when manufactured, so there's no need to ever detect and resolve a conflict. </text:p>
      <text:h text:style-name="Heading_20_2" text:outline-level="2">References and Context</text:h>
      <text:h text:style-name="Heading_20_2" text:outline-level="2">Content and Format</text:h>
      <text:p text:style-name="Standard">The Standard doesn't require any particular human-readable format, but hex-pairs with separators are strongly suggested, e.g. 01.AB.34.01.CD.E3; decimal pairs could also be used, but in that case it's important to provide a way to know which is use.</text:p>
      <text:p text:style-name="Standard">There are many methods to store a unique identifier, and that's not constrained by this Standard. It could be stored in a non-volatile memory, as jumpers on a board, etc.</text:p>
      <text:h text:style-name="Heading_20_2" text:outline-level="2">Allocation</text:h>
      <text:p text:style-name="Standard">Unique IDs are assigned via a delegation process. At the highest level, ranges are assigned to people and organizations, within which they are responsible for assigning unique identifiers to separate devices. These ranges can be subdivided and delegated further, as needed. Additional <text:soft-page-break/>ranges can then be requested, which will be recorded here or eventually in some online system accessible to anybody. </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text:change text:change-id="ct1228073808"/><text:change-start text:change-id="ct1228073952"/>efficiently<text:change-end text:change-id="ct1228073952"/> used. <text:s/>For example, most NMRA members will not design their own OpenLCB nodes and need to assign node IDs, but assigning a range to every member makes it easy for those who want to, at a <text:change-start text:change-id="ct1228074048"/>total <text:change-end text:change-id="ct1228074048"/>cost of only 0.000016 of the <text:change text:change-id="ct1228073232"/><text:change-start text:change-id="ct1228074144"/>available <text:change-end text:change-id="ct1228074144"/>unique identifier space.</text:p>
      <text:p text:style-name="Standard">In these delegated assignments, the lower order byte(s) are self-assigned. The value of zero should be reserved, indicating that a number within the range hasn't been assigned. </text:p>
      <text:p text:style-name="P9">The high byte of each range is different for each type of assignment, making it easy to determine the allocation pattern in use for a particular unique identifier.<text:change-start text:change-id="ct1228074240"/></text:p>
      <text:p text:style-name="P9">Allocations are meant to be unique forever, so the specification requires that new <text:change-end text:change-id="ct1228074240"/><text:change-start text:change-id="ct1228055424"/>allocation ranges not overlap existing ones, and allocation regions not be reused later.<text:change-end text:change-id="ct1228055424"/></text:p>
      <text:h text:style-name="Heading_20_3" text:outline-level="3">Unique identifiers assigned by manufacturers</text:h>
      <text:p text:style-name="Standard">As an initial simplification, and to encourage manufacturers to adopt OpenLCB, a group of 2<text:span text:style-name="T7">24</text:span> identifiers will be assigned to each manufacturer with an NMRA manufacturer ID number. Manufacturers can assign any unique identifier from within their range to a board so long as each identifier is only assigned to at most one node. There's no requirement that they be assigned sequentially, or by type, or in any other order.</text:p>
      <text:p text:style-name="Standard">The NMRA has defined ID number 238 for future expansion with in the existing 8-bit ID space, but has not determined how to use it. When 238 is finally used to identify a new set of manufacturers, those manufacturers can be assigned OpenLCB ranges with a different set of high-order bits. </text:p>
      <text:p text:style-name="Standard">Software manufacturers who use software keys can generate the low-order 24 bits from some unique part of the software key. Hardware manufacturers need to ensure that resetting a device to “factory defaults” doesn't lose the self-assigned part of the Node ID, e.g. the serial number.</text:p>
      <text:h text:style-name="Heading_20_3" text:outline-level="3">Unique identifiers assigned by members of organized groups</text:h>
      <text:p text:style-name="Standard">MERG kit builders and others would like to assign their own identifiers without going through a complicated process. To make this possible without any interaction with anybody, these people are assigned identifier ranges that involve their member number in the organization. A member may assign any identifier from this range to the node(s) they produce, provided that each identifier is assigned to at most one node. A range of 255 identifiers per member is sufficient for hobby usage; after building that many, the hobbyist can get another, larger assignment. It's also convenient to give hobbyists a byte as their range. </text:p>
      <text:p text:style-name="Standard">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p>
      <text:p text:style-name="Standard"><text:soft-page-break/>Other groups have defined mechanisms to ensure that their node numbers or equivalent constructs are uniquely assigned. They may have e.g. non-technical reasons for wishing to use those same mechanisms to assign OpenLCB unique identifiers. Ranges of OpenLCB unique identifier ranges can be assigned to these, so that when people then use the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1">the</text:span> Standard.</text:p>
      <text:p text:style-name="P9">If the user is involved in determining the unique identifier for a node (the Node ID), e.g.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Heading_20_3" text:outline-level="3">Unique identifiers assigned by software at run-time</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text:change-start text:change-id="ct1228076464"/>a <text:change-end text:change-id="ct1228076464"/>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change-start text:change-id="ct1222060960"/></text:p>
      <text:p text:style-name="Standard">Initial experiments were done using 48-bit IPv4 addresses as components of unique identifiers, but this is no longer recommended for several reasons:</text:p>
      <text:list xml:id="list2186803423" text:style-name="L1">
        <text:list-item>
          <text:p text:style-name="P14">Not all IPv4 addresses are globally unique. <text:s text:c="2"/>Some IP addresses correspond to “private networks”, which are only locally unique. <text:s/>See RFC 1918 and RFC 3330 for more information. <text:s/>In addition, Microsoft defined an non-IETF “Automatic Private IP Addressing” mechanism for providing non-global IP addresses.</text:p>
        </text:list-item>
        <text:list-item>
          <text:p text:style-name="P14">A single computer may run several programs, so there still needs to be separate mechanism to provide a unique value for the lowest bytes of <text:span text:style-name="T1">the</text:span> ID. <text:s/>That involves a level of coordination across multiple software vendors that's hard to imagine.</text:p>
        </text:list-item>
        <text:list-item>
          <text:p text:style-name="P14">I<text:change-end text:change-id="ct1222060960"/><text:change-start text:change-id="ct1256594016"/>Pv6 is coming. <text:s/>It provides addresses that are too large to use directly. Even before that happens, <text:change-end text:change-id="ct1256594016"/><text:change-start text:change-id="ct1256690976"/>the various issues of IPv4 to IPv6 mapping raise all sorts of questions about uniqueness of IPv4 addresses.<text:change-end text:change-id="ct1256690976"/><text:change-start text:change-id="ct1222075952"/></text:p>
        </text:list-item>
        <text:list-item>
          <text:p text:style-name="P14"><text:change-end text:change-id="ct1222075952"/><text:change-start text:change-id="ct1228053840"/>Even globally routable IPv4 addresses may not be unique over time. <text:s/>For example, DCHP may assign the same address to multiple computers sequentially. <text:s/>This is particularly an issue with wireless access at e.g. clubs and shows.</text:p>
        </text:list-item>
      </text:list>
      <text:p text:style-name="Standard"><text:change-end text:change-id="ct1228053840"/><text:change-start text:change-id="ct1228060336"/>Computers that have global internet access, even if they don't have a permanent and unique IP address, can still get a unique ID from an openlcb.org-provided service.<text:change-end text:change-id="ct1228060336"/><text:change text:change-id="ct1227980624"/><text:change text:change-id="ct1227979968"/><text:change text:change-id="ct1227979872"/><text:change text:change-id="ct1228056304"/><text:change text:change-id="ct1227979776"/><text:change text:change-id="ct1228076320"/><text:change text:change-id="ct1228076224"/><text:change-start text:change-id="ct1228076608"/> <text:s/>These unique IDs are provided from a <text:soft-page-break/>specified range to ensure <text:span text:style-name="T1">they</text:span> unique when created. <text:s/>Each ID is only provided once to ensure that they remain unique. <text:s/>Programs using this facility should permanently remember unique IDs obtained this way, because they won't get the same one on a later request.</text:p>
      <text:p text:style-name="Standard">Other organizations can also distribute unique IDs from within their allocated blocks. For example, an ID could be provided when a free-software program is downloaded, perhaps as part of the download package or even as part of its filename.</text:p>
      <text:p text:style-name="Standard"><text:change-end text:change-id="ct1228076608"/><text:change-start text:change-id="ct1228076704"/>Programs without access to an ID-providing service must use some other mechanism, which<text:change-end text:change-id="ct1228076704"/><text:change-start text:change-id="ct1228060832"/> may boil down to prompting the user for a unique identifier assigned by one of the other mechanisms.<text:change-end text:change-id="ct1228060832"/></text:p>
      <text:h text:style-name="Heading_20_3" text:outline-level="3">Globally defined unique identifiers</text:h>
      <text:p text:style-name="Standard">In addition to use as node identifiers (node IDs), OpenLCB unique identifiers are used to ensure uniqueness of specific global event identifiers and for other purposes. <text:s/>These numbers must be allocated so that they are kept unique. <text:s/>The identifiers specified in this section are of that type.</text:p>
      <text:p text:style-name="Standard">Note that the <text:change text:change-id="ct1228076880"/><text:change-start text:change-id="ct1228063488"/>detailed<text:change-end text:change-id="ct1228063488"/> use of these identifiers <text:span text:style-name="T1">is</text:span><text:change text:change-id="ct1228077232"/><text:span text:style-name="T1"> specified elsewhere. In some cases, the protocols are still being developed, and the entry here is just reserving a range for a specific future use.</text:span></text:p>
      <text:h text:style-name="Heading_20_3" text:outline-level="3">Unique identifiers assigned for use with locomotive control systems</text:h>
      <text:p text:style-name="Standard">Locomotive control was initially beyond the scope of OpenLCB development, but later work sta<text:change-start text:change-id="ct1228056176"/>r<text:change-end text:change-id="ct1228056176"/>ted to define OpenLCB methods for working with existing locomotive control systems. <text:s/>This section specifies ranges of unique identifiers that are reserved for the purpose of interfacing with locomotive control. <text:s/>The details of how there are to be used are specified elsewhere, but sufficient range has been reserved to allow providing decoders with OpenLCB unique identifiers, etc.</text:p>
      <text:h text:style-name="Heading_20_3" text:outline-level="3">Unique identifier ranges assigned by request</text:h>
      <text:p text:style-name="Standard">Users can request blocks of identifiers of various sizes. <text:s/>The small (256) and medium (65536) blocks are not scarce resources. <text:change-start text:change-id="ct1228077728"/>Requests for these blocks should be routinely granted once <text:span text:style-name="T1">the</text:span> requestor has identified himself. <text:change-end text:change-id="ct1228077728"/>The 24-bit blocks are slightly scarcer, but there are still almost 2<text:span text:style-name="T7">16</text:span> of them available by using additional values for byte 2. <text:s/><text:change-start text:change-id="ct1228063360"/></text:p>
      <text:p text:style-name="Standard"><text:change-end text:change-id="ct1228063360"/><text:change text:change-id="ct1228077824"/><text:change-start text:change-id="ct1228077408"/>An initial automated system for requesting and obtaining unique ID ranges is available at <text:a xlink:type="simple" xlink:href="http://openlcb.net/trunk/web/requestuidrange.php">http://openlcb.net/trunk/web/requestuidrange.php</text:a><text:change-end text:change-id="ct1228077408"/><text:change-start text:change-id="ct1228078192"/> and subsequent pages. <text:s/><text:change-end text:change-id="ct1228078192"/></text:p>
      <text:h text:style-name="Heading_20_3" text:outline-level="3">Reserved unique identifiers</text:h>
      <text:p text:style-name="Standard">For error detection and future expansion, we permanently reserve all identifiers that start with either a 0x00 or 0xFF value. OpenLCB implementations can treat those as errors without causing any problems with future expansion.</text:p>
      <text:h text:style-name="Heading_20_1" text:outline-level="1"><text:change-start text:change-id="ct1228078768"/>Implementation Information</text:h>
      <text:p text:style-name="Standard">Specific unique ID assignments are stored in a MySQL database on the <text:a xlink:type="simple" xlink:href="http://openlcb.org/">http</text:a><text:change-end text:change-id="ct1228078768"/><text:change-start text:change-id="ct1228079152"/><text:a xlink:type="simple" xlink:href="http://openlcb.org/">://openlcb.org</text:a> website. The full list of assignments, include overall ranges from the specification and ranges assigned for spec<text:change-end text:change-id="ct1228079152"/><text:change-start text:change-id="ct1228079360"/>ific purposes and users, can be found on the <text:a xlink:type="simple" xlink:href="http://www.openlcb.org/trunk/web/viewuid.php">http://www.openlcb.org/trunk/web/viewuid.php</text:a> dynamic page.</text:p>
      <text:p text:style-name="Standard"><text:soft-page-break/>Automated allocation systems can be abused, and we don't want to give away large chunks of address space to automated requestors. <text:s/><text:change-end text:change-id="ct1228079360"/><text:change-start text:change-id="ct1228079920"/>All available <text:span text:style-name="T1">information about requests is logged. Users are asked for their name and contact information at the time of the request, which is also logged. <text:s/>Depending on our experience with requests, we may have to add an email challenge-response or other mechanism to ensure only value</text:span><text:change-end text:change-id="ct1228079920"/><text:change-start text:change-id="ct1228078384"/><text:span text:style-name="T1"> requests get allocations.</text:span><text:change-end text:change-id="ct1228078384"/></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ext:s/>1 Introduction<text:tab/>1</text:p>
          <text:p text:style-name="P11"><text:s/>2 Annotations to the Specification<text:tab/>1</text:p>
          <text:p text:style-name="P12"><text:s/>2.1 Introduction<text:tab/>1</text:p>
          <text:p text:style-name="P12"><text:s/>2.2 Intended Use<text:tab/>1</text:p>
          <text:p text:style-name="P12"><text:s/>2.3 References and Context<text:tab/>1</text:p>
          <text:p text:style-name="P12"><text:s/>2.4 Content and Format<text:tab/>1</text:p>
          <text:p text:style-name="P12"><text:s/>2.5 Allocation<text:tab/>1</text:p>
          <text:p text:style-name="P13"><text:s/>2.5.1 Unique identifiers assigned by manufacturers<text:tab/>2</text:p>
          <text:p text:style-name="P13"><text:s/>2.5.2 Unique identifiers assigned by members of organized groups<text:tab/>2</text:p>
          <text:p text:style-name="P13"><text:s/>2.5.3 Unique identifiers assigned by software at run-time<text:tab/>3</text:p>
          <text:p text:style-name="P13"><text:s/>2.5.4 Globally defined unique identifiers<text:tab/>3</text:p>
          <text:p text:style-name="P13"><text:s/>2.5.5 Unique identifiers assigned for use with locomotive control systems<text:tab/>4</text:p>
          <text:p text:style-name="P13"><text:s/>2.5.6 Unique identifier ranges assigned by request<text:tab/>4</text:p>
          <text:p text:style-name="P13"><text:s/>2.5.7 Reserved unique identifiers<text:tab/>4</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Unique Identifiers Technical Note</text:p>
      </style:header>
      <style:footer>
        <text:tracked-changes>
          <text:changed-region xml:id="ct1323361584" text:id="ct1323361584">
            <text:deletion>
              <office:change-info>
                <dc:creator>Bob Jacobsen</dc:creator>
                <dc:date>2011-07-23T20:06:00</dc:date>
              </office:change-info>
              <text:p text:style-name="MP4"><text:span text:style-name="MT2">Copyright 2010, by J. Day, D. Harris, B. Jacobsen, and A. Shepherd</text:span></text:p>
            </text:deletion>
          </text:changed-region>
          <text:changed-region xml:id="ct1323835312" text:id="ct1323835312">
            <text:insertion>
              <office:change-info>
                <dc:creator>Bob Jacobsen</dc:creator>
                <dc:date>2011-07-23T20:06:00</dc:date>
              </office:change-info>
            </text:insertion>
          </text:changed-region>
        </text:tracked-changes>
        <text:p text:style-name="MP4"><text:change text:change-id="ct1323361584"/><text:change-start text:change-id="ct1323835312"/><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323835312"/><text:span text:style-name="MT3"><text:tab/>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1-07-23T20:06:33">7/23/2011</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1-07-23T20:06:33">Jul 23, 2011</text:date></text:p>
            </table:table-cell>
            <table:table-cell table:style-name="Table1.C1" office:value-type="string">
              <text:p text:style-name="MP7">Preliminary</text:p>
            </table:table-cell>
          </table:table-row>
        </table:table>
        <text:p text:style-name="Header"/>
      </style:header>
      <style:footer>
        <text:tracked-changes>
          <text:changed-region xml:id="ct1431080944" text:id="ct1431080944">
            <text:deletion>
              <office:change-info>
                <dc:creator>Bob Jacobsen</dc:creator>
                <dc:date>2011-07-23T20:06:00</dc:date>
              </office:change-info>
              <text:p text:style-name="MP8"><text:span text:style-name="MT4">Copyright 2010, by J. Day, D. Harris, B. Jacobsen, and A. Shepherd</text:span></text:p>
            </text:deletion>
          </text:changed-region>
          <text:changed-region xml:id="ct1430615456" text:id="ct1430615456">
            <text:insertion>
              <office:change-info>
                <dc:creator>Bob Jacobsen</dc:creator>
                <dc:date>2011-07-23T20:06:00</dc:date>
              </office:change-info>
            </text:insertion>
          </text:changed-region>
        </text:tracked-changes>
        <text:p text:style-name="MP8"><text:change text:change-id="ct1431080944"/><text:change-start text:change-id="ct1430615456"/><text:span text:style-name="Page_20_Number"><text:span text:style-name="MT3">Copyright 2011.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1430615456"/><text:span text:style-name="MT4"><text:tab/></text:span><text:span text:style-name="MT5">Page </text:span><text:span text:style-name="Page_20_Number"><text:span text:style-name="MT5"><text:page-number text:select-page="current">3</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1-07-23T20:06:33">7/23/2011</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 Node Identifiers Technical Note</dc:title>
    <meta:initial-creator>Alex Shepherd</meta:initial-creator>
    <meta:creation-date>2009-01-22T07:11:27</meta:creation-date>
    <meta:editing-cycles>111</meta:editing-cycles>
    <meta:editing-duration>PT14H33M21S</meta:editing-duration>
    <meta:generator>OpenOffice.org/3.3$Unix OpenOffice.org_project/330m20$Build-9567</meta:generator>
    <dc:date>2011-07-23T20:06:33</dc:date>
    <dc:creator>Bob Jacobsen</dc:creator>
    <dc:subject> </dc:subject>
    <meta:document-statistic meta:table-count="1" meta:image-count="1" meta:object-count="0" meta:page-count="6" meta:paragraph-count="87" meta:word-count="2193" meta:character-count="13779"/>
    <meta:user-defined meta:name="Info 1"/>
    <meta:user-defined meta:name="Info 2"/>
    <meta:user-defined meta:name="Info 3"/>
    <meta:user-defined meta:name="Info 4"/>
  </office:meta>
</office:document-meta>
</file>